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1,457,403,08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11,695,422,57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88,128,818,486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77,729,210,874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99,959,363,43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90,801,346,19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0,635,805,316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3,326,740,143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66,309,355,234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4,103,695,930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14,313,628,965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4,585,202,805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22,022,997,508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8,452,791,982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4,972,669,05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7,806,506,024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6,066,101,951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0,394,824,679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7,253,259,017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5,952,781,582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1,694,118,97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5,574,916,294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6,937,074,27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3:12.729085159</dc:date>
    <meta:editing-duration>PT5H34M30S</meta:editing-duration>
    <meta:editing-cycles>138</meta:editing-cycles>
    <meta:generator>LibreOffice/7.2.6.2$Linux_X86_64 LibreOffice_project/20$Build-2</meta:generator>
    <meta:document-statistic meta:table-count="1" meta:cell-count="48" meta:object-count="0"/>
  </office:meta>
</office:document-meta>
</file>